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7.519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3.094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4.293cm"/>
    </style:style>
    <style:style style:name="co10" style:family="table-column">
      <style:table-column-properties fo:break-before="auto" style:column-width="3.784cm"/>
    </style:style>
    <style:style style:name="co11" style:family="table-column">
      <style:table-column-properties fo:break-before="auto" style:column-width="3.709cm"/>
    </style:style>
    <style:style style:name="co12" style:family="table-column">
      <style:table-column-properties fo:break-before="auto" style:column-width="3.6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 style:data-style-name="N84"/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Pablo Loiacono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Ejemplo</text:p>
          </table:table-cell>
          <table:table-cell office:value-type="date" office:date-value="2013-08-19">
            <text:p>2013-08-19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Leer articulo introWeb</text:p>
          </table:table-cell>
          <table:table-cell office:value-type="date" office:date-value="2013-08-20">
            <text:p>2013-08-2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Leer articulos de tarea</text:p>
          </table:table-cell>
          <table:table-cell office:value-type="date" office:date-value="2013-08-24">
            <text:p>2013-08-24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Leer metodos Agiles</text:p>
          </table:table-cell>
          <table:table-cell office:value-type="date" office:date-value="2013-08-29">
            <text:p>2013-08-2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Leer Scrum</text:p>
          </table:table-cell>
          <table:table-cell office:value-type="date" office:date-value="2013-09-02">
            <text:p>2013-09-02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Contestar cuestionario</text:p>
          </table:table-cell>
          <table:table-cell office:value-type="date" office:date-value="2013-09-03">
            <text:p>2013-09-03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Realizar katas</text:p>
          </table:table-cell>
          <table:table-cell office:value-type="date" office:date-value="2013-09-07">
            <text:p>2013-09-07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Lecturas</text:p>
          </table:table-cell>
          <table:table-cell office:value-type="date" office:date-value="2013-09-15">
            <text:p>2013-09-15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5$Linux_x86 LibreOffice_project/350m1$Build-2</meta:generator>
    <dc:date>2013-09-15T16:31:50</dc:date>
    <meta:editing-duration>PT5H52M23S</meta:editing-duration>
    <meta:editing-cycles>33</meta:editing-cycles>
    <meta:document-statistic meta:table-count="2" meta:cell-count="121" meta:object-count="0"/>
  </office:meta>
</office:document-meta>
</file>